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ControlContainerImpl.endContextOnPageFlow( PageFlowManagedObject flowControl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ageFlowControlContainerImpl.beginContextOnPageFlow( PageFlowManagedObject pfmo , HttpServletRequest request , HttpServletResponse response , ServletContext servlet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ageFlowControlContainerImpl.getControlContainerContext( PageFlowManagedObject pfm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geFlowControlContainerImpl.createAndBeginControlBeanContext( PageFlowManagedObject pfmo , HttpServletRequest request , HttpServletResponse response , ServletContext servlet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